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Footnote">
      <style:text-properties officeooo:paragraph-rsid="101c2e62"/>
    </style:style>
    <style:style style:name="P78" style:family="paragraph" style:parent-style-name="Footnote">
      <style:text-properties officeooo:paragraph-rsid="101de698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0fed6741"/>
    </style:style>
    <style:style style:name="T208" style:family="text">
      <style:text-properties fo:language="en" fo:country="GB" officeooo:rsid="0ff024dc"/>
    </style:style>
    <style:style style:name="T209" style:family="text">
      <style:text-properties officeooo:rsid="0fad59bb"/>
    </style:style>
    <style:style style:name="T21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1" style:family="text">
      <style:text-properties style:text-underline-style="solid" style:text-underline-width="auto" style:text-underline-color="font-color" officeooo:rsid="0ff4a399"/>
    </style:style>
    <style:style style:name="T212" style:family="text">
      <style:text-properties officeooo:rsid="0ffa97b0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9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4.04</text:user-field-get></text:span></text:span><text:span text:style-name="Strong_20_Emphasis"><text:span text:style-name="T95"><text:note text:id="ftn1" text:note-class="footnote"><text:note-citation>1</text:note-citation><text:note-body><text:p text:style-name="P78"><text:span text:style-name="T213">This </text:span><text:span text:style-name="Strong_20_Emphasis"><text:span text:style-name="T215"><text:user-field-get text:name="Distro">Ubuntu</text:user-field-get></text:span></text:span><text:span text:style-name="T214"><text:s/></text:span><text:span text:style-name="T216"><text:user-field-get text:name="Version">24.04</text:user-field-get></text:span><text:span text:style-name="T216"><text:s/></text:span><text:span text:style-name="Strong_20_Emphasis"><text:span text:style-name="T217"><text:user-field-get text:name="Edition">Server</text:user-field-get></text:span></text:span><text:span text:style-name="T213"><text:s/>(codename noble) from April </text:span><text:span text:style-name="Strong_20_Emphasis"><text:span text:style-name="T218"><text:user-field-get text:name="Releaseyear">2024</text:user-field-get></text:span></text:span><text:span text:style-name="T213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6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6"><text:span text:style-name="Strong_20_Emphasis"><text:span text:style-name="T63"/></text:span></text:p>
      <text:p text:style-name="P16"><text:span text:style-name="Strong_20_Emphasis"><text:span text:style-name="T143">This is a fillable PDF, no printing required.</text:span></text:span></text:p>
      <text:p text:style-name="P17"><text:span text:style-name="Strong_20_Emphasis"><text:span text:style-name="T92"/></text:span></text:p>
      <text:p text:style-name="P4"><text:span text:style-name="T107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7"> behind the </text:span><text:span text:style-name="T122">underlined</text:span><text:span text:style-name="T108"> </text:span><text:span text:style-name="T107">words, see [explanation]:</text:span></text:p>
      <text:p text:style-name="P5"><text:span text:style-name="Definition"><text:span text:style-name="T205">user</text:span></text:span><text:span text:style-name="T156"><text:tab/><text:tab/></text:span><text:span text:style-name="T166"> <text:tab/><text:tab/><text:tab/> </text:span><text:span text:style-name="T157"><draw:control text:anchor-type="as-char" svg:y="-0.4cm" draw:z-index="16" draw:name="Gebruiker 1" draw:style-name="gr1" draw:text-style-name="P84" svg:width="6.4cm" svg:height="0.6cm" draw:control="control15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59">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4">ohn Doe</text:span><text:span text:style-name="T173">]</text:span></text:p>
      <text:p text:style-name="P74"><text:span text:style-name="Definition"><text:span text:style-name="T172">USER</text:span></text:span><text:span text:style-name="Definition"><text:span text:style-name="T204">na</text:span></text:span><text:span text:style-name="Definition"><text:span text:style-name="T206">me</text:span></text:span><text:span text:style-name="T171"><text:tab/><text:tab/><text:tab/> </text:span><text:span text:style-name="T171"><draw:control text:anchor-type="as-char" svg:y="-0.4cm" draw:z-index="17" draw:name="Gberuikersnaam 2" draw:style-name="gr1" draw:text-style-name="P84" svg:width="6.4cm" svg:height="0.6cm" draw:control="control16"><svg:title>Gebruikersnaam</svg:title><svg:desc>Korte naam, bijv. jan</svg:desc></draw:control></text:span><text:span text:style-name="T171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2">j</text:span><text:span text:style-name="T104">oh</text:span><text:span text:style-name="T102">n</text:span><text:span text:style-name="T103">]</text:span></text:p>
      <text:p text:style-name="P5"><text:span text:style-name="Definition"><text:span text:style-name="T208">serv</text:span></text:span><text:span text:style-name="Definition"><text:span text:style-name="T204">ERNA</text:span></text:span><text:span text:style-name="Definition"><text:span text:style-name="T206">me</text:span></text:span><text:span text:style-name="T175"><text:tab/> <text:tab/> </text:span><draw:control text:anchor-type="as-char" svg:y="-0.4cm" draw:z-index="18" draw:name="Computernaam 1" draw:style-name="gr1" draw:text-style-name="P84" svg:width="6.4cm" svg:height="0.6cm" draw:control="control17"><svg:title>Computernaam</svg:title><svg:desc>Unieke naam van de computer</svg:desc></draw:control><text:span text:style-name="T204"><text:s text:c="2"/></text:span><text:span text:style-name="T176">[</text:span><text:span text:style-name="T182">N</text:span><text:span text:style-name="T177">a</text:span><text:span text:style-name="T181">me of the</text:span><text:span text:style-name="T177"> </text:span><text:span text:style-name="T183">server</text:span><text:span text:style-name="T178">, </text:span><text:span text:style-name="T181">e.g.</text:span><text:span text:style-name="T179"> </text:span><text:span text:style-name="T183">sv</text:span><text:span text:style-name="T180">02</text:span><text:span text:style-name="T176">]</text:span></text:p>
      <text:p text:style-name="P5"><text:span text:style-name="Definition"><text:span text:style-name="T185">USER</text:span></text:span><text:span text:style-name="T184"><text:tab/><text:tab/></text:span><text:span text:style-name="T166"> <text:tab/><text:tab/><text:tab/> </text:span><text:span text:style-name="T157"><draw:control text:anchor-type="as-char" svg:y="-0.4cm" draw:z-index="19" draw:name="Gebruiker 2" draw:style-name="gr1" draw:text-style-name="P84" svg:width="6.4cm" svg:height="0.6cm" draw:control="control18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60">ull </text:span><text:span text:style-name="T161">na</text:span><text:span text:style-name="T162">me</text:span><text:span text:style-name="T161"> possibly </text:span><text:span text:style-name="T165">2</text:span><text:span text:style-name="T198">nd</text:span><text:span text:style-name="T165"> </text:span><text:span text:style-name="T163">user</text:span><text:span text:style-name="T170">]</text:span></text:p>
      <text:p text:style-name="P74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2"><text:tab/><text:tab/><text:tab/> </text:span></text:span><text:span text:style-name="T171"><draw:control text:anchor-type="as-char" svg:y="-0.4cm" draw:z-index="20" draw:name="Gberuikersnaam 1" draw:style-name="gr1" draw:text-style-name="P84" svg:width="6.4cm" svg:height="0.6cm" draw:control="control19"><svg:title>Gebruikersnaam</svg:title><svg:desc>Korte naam, bijv. jan</svg:desc></draw:control></text:span><text:span text:style-name="T171"><text:s text:c="2"/></text:span><text:span text:style-name="T189">[</text:span><text:span text:style-name="T191">U</text:span><text:span text:style-name="T190">ser</text:span><text:span text:style-name="T188"> </text:span><text:span text:style-name="T194">na</text:span><text:span text:style-name="T195">me</text:span><text:span text:style-name="T194"> possibly </text:span><text:span text:style-name="T197">2</text:span><text:span text:style-name="T199">nd</text:span><text:span text:style-name="T197"> </text:span><text:span text:style-name="T196">user</text:span><text:span text:style-name="T193">]</text:span></text:p>
      <text:p text:style-name="P5"><text:span text:style-name="T105">Replace the </text:span><text:span text:style-name="T121">underlined</text:span><text:span text:style-name="T105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5">.</text:span></text:p>
      <text:p text:style-name="P39"/>
      <text:p text:style-name="P39"/>
      <text:p text:style-name="P6"><text:span text:style-name="T119">Not yet on Linux?</text:span><text:span text:style-name="T110"><text:tab/></text:span><text:span text:style-name="T114"><text:tab/></text:span><text:span text:style-name="T115">Use</text:span><text:span text:style-name="T111"> </text:span><text:span text:style-name="Strong_20_Emphasis"><text:span text:style-name="T123">Checklist </text:span></text:span><text:span text:style-name="Strong_20_Emphasis"><text:span text:style-name="T124">transfer</text:span></text:span><text:span text:style-name="T111"> o</text:span><text:span text:style-name="T112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3"> </text:span><text:span text:style-name="T112">u</text:span><text:span text:style-name="T113">nder </text:span><text:span text:style-name="T120">Linux</text:span><text:span text:style-name="T106">.</text:span></text:p>
      <text:p text:style-name="P6"><text:span text:style-name="T117">New installation?</text:span><text:span text:style-name="T106"><text:tab/></text:span><text:span text:style-name="T114"></text:span><text:span text:style-name="T116"><text:tab/>Start at chapter</text:span><text:span text:style-name="T106"> </text:span><text:span text:style-name="T117"><text:bookmark-ref text:reference-format="page" text:ref-name="__RefNumPara__4009_1271708128">2</text:bookmark-ref></text:span><text:span text:style-name="T106"><text:s text:c="2"/></text:span><text:span text:style-name="T118"><text:bookmark-ref text:reference-format="text" text:ref-name="__RefNumPara__4009_1271708128">Perform installation</text:bookmark-ref></text:span><text:span text:style-name="T109">.</text:span></text:p>
      <text:p text:style-name="P21"/>
      <text:p text:style-name="P21"/>
      <text:list text:style-name="L1">
        <text:list-item>
          <text:p text:style-name="P81"><text:bookmark-start text:name="__RefNumPara__4083_1271708128"/>Prepar<text:span text:style-name="T209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6"><draw:control text:anchor-type="as-char" draw:z-index="9" draw:name="Vorm3_0" draw:style-name="gr2" draw:text-style-name="P8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6"><draw:control text:anchor-type="as-char" draw:z-index="14" draw:name="Vorm3_ 1" draw:style-name="gr2" draw:text-style-name="P85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3">USER</text:span></text:span><text:span text:style-name="User_20_Entry"><text:span text:style-name="T71">s</text:span></text:span><text:span text:style-name="User_20_Entry"><text:span text:style-name="T74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2" draw:name="Vorm4" draw:style-name="gr2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0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3" draw:name="Vorm6" draw:style-name="gr2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5" draw:name="Vorm 3" draw:style-name="gr2" draw:text-style-name="P85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10"/>
      <text:list text:continue-numbering="true" text:style-name="L1">
        <text:list-item>
          <text:p text:style-name="P82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4" draw:name="Vorm9" draw:style-name="gr2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5">Boot the computer from</text:span><text:span text:style-name="T129"><text:note text:id="ftn4" text:note-class="footnote"><text:note-citation>1</text:note-citation><text:note-body><text:p text:style-name="P73"><text:span text:style-name="T78">Boot menu/Setup via one of the </text:span><text:span text:style-name="T79">f</text:span><text:span text:style-name="T78">requently used keys:</text:span><text:span text:style-name="T204"> </text:span><text:span text:style-name="T210">Esc</text:span><text:span text:style-name="T204">, </text:span><text:span text:style-name="T210">Delete</text:span><text:span text:style-name="T204">, </text:span><text:span text:style-name="T210">F1</text:span><text:span text:style-name="T204">, </text:span><text:span text:style-name="T210">F2</text:span><text:span text:style-name="T204">, </text:span><text:span text:style-name="T210">F9</text:span><text:span text:style-name="T204">, </text:span><text:span text:style-name="T210">F10</text:span><text:span text:style-name="T204">, </text:span><text:span text:style-name="T210">F11</text:span><text:span text:style-name="T204">, </text:span><text:span text:style-name="T207">or </text:span><text:span text:style-name="T210">F12</text:span><text:span text:style-name="T204">.</text:span></text:p></text:note-body></text:note></text:span><text:span text:style-name="T125"> an</text:span><text:span text:style-name="T127"> </text:span><text:span text:style-name="Strong_20_Emphasis"><text:span text:style-name="T100"><text:user-field-get text:name="Distro">Ubuntu</text:user-field-get></text:span></text:span><text:span text:style-name="T128"><text:s/></text:span><text:span text:style-name="T101"><text:user-field-get text:name="Version">24.04</text:user-field-get></text:span><text:span text:style-name="T60"><text:s/>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30"><text:user-field-get text:name="Distro">Ubuntu</text:user-field-get></text:span></text:span><text:span text:style-name="Strong_20_Emphasis"><text:span text:style-name="T130"><text:s/></text:span></text:span><text:span text:style-name="T17">without modifying any files on the hard drive and also allows installation of </text:span><text:span text:style-name="Strong_20_Emphasis"><text:span text:style-name="T130"><text:user-field-get text:name="Distro">Ubuntu</text:user-field-get></text:span></text:span><text:span text:style-name="Strong_20_Emphasis"><text:span text:style-name="T130">.</text:span></text:span></text:p></text:note-body></text:note></text:span><text:span text:style-name="T125"> USB stick</text:span><text:span text:style-name="T61"><text:note text:id="ftn6" text:note-class="footnote"><text:note-citation>3</text:note-citation><text:note-body><text:p text:style-name="P77"><text:span text:style-name="Strong_20_Emphasis"><text:span text:style-name="T68">Create a bootable USB stick:<text:line-break/>Download a </text:span></text:span><text:span text:style-name="Strong_20_Emphasis"><text:span text:style-name="T72"><text:user-field-get text:name="Distro">Ubuntu</text:user-field-get></text:span></text:span><text:span text:style-name="Strong_20_Emphasis"><text:span text:style-name="T72"><text:s/></text:span></text:span><text:span text:style-name="Strong_20_Emphasis"><text:span text:style-name="T72"><text:user-field-get text:name="Edition">Server</text:user-field-get></text:span></text:span><text:span text:style-name="Strong_20_Emphasis"><text:span text:style-name="T70"><text:s/></text:span></text:span><text:span text:style-name="Strong_20_Emphasis"><text:span text:style-name="T72"><text:user-field-get text:name="Version">24.04</text:user-field-get></text:span></text:span><text:span text:style-name="Strong_20_Emphasis"><text:span text:style-name="T72"><text:s/></text:span></text:span><text:span text:style-name="Strong_20_Emphasis"><text:span text:style-name="T73">LTS </text:span></text:span><text:span text:style-name="Strong_20_Emphasis"><text:span text:style-name="T6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00">ubuntu.com/download</text:span></text:span></text:a><text:span text:style-name="Strong_20_Emphasis"><text:span text:style-name="T69">.</text:span></text:span></text:p><text:p text:style-name="P72"><text:span text:style-name="Strong_20_Emphasis"><text:span text:style-name="T68"><text:tab/></text:span></text:span><text:span text:style-name="Strong_20_Emphasis"><text:span text:style-name="T77">The next steps are described in </text:span></text:span><text:span text:style-name="Strong_20_Emphasis"><text:span text:style-name="T75">Linux informati</text:span></text:span><text:span text:style-name="Strong_20_Emphasis"><text:span text:style-name="T76">on</text:span></text:span><text:span text:style-name="Strong_20_Emphasis"><text:span text:style-name="T7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1">karelzimmer.nl/en</text:span></text:span></text:a><text:span text:style-name="Strong_20_Emphasis"><text:span text:style-name="T77">, under </text:span></text:span><text:span text:style-name="Strong_20_Emphasis"><text:span text:style-name="T75">Linux</text:span></text:span><text:span text:style-name="Strong_20_Emphasis"><text:span text:style-name="T77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84">Follow the instructions on the </text:span></text:span><text:span text:style-name="Strong_20_Emphasis"><text:span text:style-name="T85">installation </text:span></text:span><text:span text:style-name="Strong_20_Emphasis"><text:span text:style-name="T84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11" draw:name="Vorm 1" draw:style-name="gr2" draw:text-style-name="P85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0">At</text:span><text:span text:style-name="T139"> </text:span><text:span text:style-name="Strong_20_Emphasis"><text:span text:style-name="T144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9">Enter</text:span><text:span text:style-name="T145"> </text:span><text:span text:style-name="Strong_20_Emphasis"><text:span text:style-name="T144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4">me</text:span></text:span><text:span text:style-name="Strong_20_Emphasis"><text:span text:style-name="T151"> </text:span></text:span><text:span text:style-name="Definition"><text:span text:style-name="T4">user</text:span></text:span><text:span text:style-name="Strong_20_Emphasis"><text:span text:style-name="T152">, <text:line-break/></text:span></text:span><text:span text:style-name="Strong_20_Emphasis"><text:span text:style-name="T144">Your server</text:span></text:span><text:span text:style-name="Strong_20_Emphasis"><text:span text:style-name="T154">'</text:span></text:span><text:span text:style-name="Strong_20_Emphasis"><text:span text:style-name="T155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1">,<text:line-break/></text:span></text:span><text:span text:style-name="Strong_20_Emphasis"><text:span text:style-name="T148">Pick a username</text:span></text:span><text:span text:style-name="Strong_20_Emphasis"><text:span text:style-name="T151"> </text:span></text:span><text:span text:style-name="Definition"><text:span text:style-name="T4">username</text:span></text:span><text:span text:style-name="Strong_20_Emphasis"><text:span text:style-name="T151">, </text:span></text:span><text:span text:style-name="Strong_20_Emphasis"><text:span text:style-name="T153">and</text:span></text:span><text:span text:style-name="Strong_20_Emphasis"><text:span text:style-name="T151"><text:line-break/></text:span></text:span><text:span text:style-name="Strong_20_Emphasis"><text:span text:style-name="T138">enter a </text:span></text:span><text:span text:style-name="Strong_20_Emphasis"><text:span text:style-name="T141">password</text:span></text:span><text:span text:style-name="Strong_20_Emphasis"><text:span text:style-name="T138"> twice</text:span></text:span><text:span text:style-name="Strong_20_Emphasis"><text:span text:style-name="T150">.</text:span></text:span></text:p>
          </table:table-cell>
        </table:table-row>
      </table:table>
      <text:p text:style-name="P40"><text:span text:style-name="Strong_20_Emphasis"><text:span text:style-name="T49"/></text:span></text:p>
      <text:list text:continue-numbering="true" text:style-name="L1">
        <text:list-item>
          <text:p text:style-name="P80"><text:span text:style-name="Strong_20_Emphasis"><text:span text:style-name="T59">Finish installation</text:span></text:span></text:p>
        </text:list-item>
      </text:list>
      <text:p text:style-name="P4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5" draw:name="Vorm24" draw:style-name="gr2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4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7" draw:name="Vorm4_1" draw:style-name="gr2" draw:text-style-name="P85" svg:width="0.35cm" svg:height="0.35cm" draw:control="control6"/></text:span></text:span></text:p>
          </table:table-cell>
          <table:table-cell table:style-name="_33_._5f_Installatie_5f_afronden.C3" office:value-type="string">
            <text:p text:style-name="P76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0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6"><text:span text:style-name="User_20_Entry"><text:span text:style-name="T8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0"><text:span text:style-name="User_20_Entry"><text:span text:style-name="T8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7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6" draw:name="Vorm37" draw:style-name="gr2" draw:text-style-name="P85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86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41"><text:span text:style-name="Strong_20_Emphasis"><text:span text:style-name="T22"><text:tab/></text:span></text:span></text:p>
      <text:p text:style-name="P42"><text:span text:style-name="Strong_20_Emphasis"><text:span text:style-name="T34"/></text:span></text:p>
      <text:p text:style-name="P43"><text:span text:style-name="Strong_20_Emphasis"><text:span text:style-name="T31"/></text:span></text:p>
      <text:list text:continue-numbering="true" text:style-name="L1">
        <text:list-item>
          <text:p text:style-name="P83"><text:span text:style-name="Strong_20_Emphasis"><text:span text:style-name="T15">P</text:span></text:span><text:span text:style-name="Strong_20_Emphasis"><text:span text:style-name="T142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0" draw:style-name="gr2" draw:text-style-name="P85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2" draw:name="Vorm40_ 1" draw:style-name="gr2" draw:text-style-name="P85" svg:width="0.35cm" svg:height="0.35cm" draw:control="control11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4"><text:span text:style-name="User_20_Entry"><text:span text:style-name="T81">Login any additional </text:span></text:span><text:span text:style-name="Definition"><text:span text:style-name="T202">USER</text:span></text:span><text:span text:style-name="User_20_Entry"><text:span text:style-name="T80">s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0" draw:name="Vorm40_2" draw:style-name="gr2" draw:text-style-name="P8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3" draw:name="Vorm40_ 2" draw:style-name="gr2" draw:text-style-name="P85" svg:width="0.35cm" svg:height="0.35cm" draw:control="control12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3">End of checklist,</text:span><text:span text:style-name="T134"> </text:span><text:span text:style-name="Strong_20_Emphasis"><text:span text:style-name="T99"><text:user-field-get text:name="Distro">Ubuntu</text:user-field-get></text:span></text:span><text:span text:style-name="T132"><text:s/></text:span><text:span text:style-name="T131"><text:user-field-get text:name="Version">24.04</text:user-field-get></text:span><text:span text:style-name="T131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3">installation is complete.</text:span></text:p>
      <text:p text:style-name="P13"/>
      <text:p text:style-name="P7"><text:span text:style-name="Emphasis"><text:span text:style-name="T222">Written</text:span></text:span><text:span text:style-name="Emphasis"><text:span text:style-name="T223"> </text:span></text:span><text:span text:style-name="Emphasis"><text:span text:style-name="T222">by</text:span></text:span><text:span text:style-name="Emphasis"><text:span text:style-name="T22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6">Karel Zimmer</text:span></text:span></text:a><text:span text:style-name="Emphasis"><text:span text:style-name="T224">.</text:span></text:span></text:p>
      <text:p text:style-name="P8"><text:span text:style-name="Emphasis"><text:span text:style-name="T220">C</text:span></text:span><text:span text:style-name="Emphasis"><text:span text:style-name="T221">C0</text:span></text:span><text:span text:style-name="Emphasis"><text:span text:style-name="T224"> 1.0 </text:span></text:span><text:span text:style-name="Emphasis"><text:span text:style-name="T225">Universal</text:span></text:span><text:span text:style-name="Emphasis"><text:span text:style-name="T219"> </text:span></text:span><text:span text:style-name="Emphasis"><text:span text:style-name="T21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9"><text:s/></text:span></text:span><text:span text:style-name="Emphasis"><text:span text:style-name="T21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03T15:16:03.853227300">0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6:03.707813779</dc:date>
    <meta:keyword>Installatie</meta:keyword>
    <meta:keyword>Checklist</meta:keyword>
    <meta:keyword>Linux</meta:keyword>
    <meta:editing-cycles>6887</meta:editing-cycles>
    <meta:editing-duration>P12DT1H38M1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2" meta:word-count="431" meta:character-count="2737" meta:non-whitespace-character-count="2325"/>
    <meta:user-defined meta:name="Info 1"/>
    <meta:user-defined meta:name="Info 2"/>
    <meta:user-defined meta:name="Info 3"/>
    <meta:user-defined meta:name="Info 4"/>
  </office:meta>
</office:document-meta>
</file>